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list-style-name="L1">
      <style:paragraph-properties fo:padding="0.0193in" fo:border="0.06pt solid #d9d9e3"/>
    </style:style>
    <style:style style:name="P3" style:family="paragraph" style:parent-style-name="Text_20_body" style:list-style-name="L2">
      <style:paragraph-properties fo:padding="0.0193in" fo:border="0.06pt solid #d9d9e3"/>
    </style:style>
    <style:style style:name="P4" style:family="paragraph" style:parent-style-name="Text_20_body" style:list-style-name="L3">
      <style:paragraph-properties fo:padding="0.0193in" fo:border="0.06pt solid #d9d9e3"/>
    </style:style>
    <style:style style:name="P5" style:family="paragraph" style:parent-style-name="Text_20_body" style:list-style-name="L4">
      <style:paragraph-properties fo:padding="0.0193in" fo:border="0.06pt solid #d9d9e3"/>
    </style:style>
    <style:style style:name="P6" style:family="paragraph" style:parent-style-name="Text_20_body" style:list-style-name="L5">
      <style:paragraph-properties fo:padding="0.0193in" fo:border="0.06pt solid #d9d9e3"/>
    </style:style>
    <style:style style:name="P7" style:family="paragraph" style:parent-style-name="Text_20_body" style:list-style-name="L6">
      <style:paragraph-properties fo:margin-top="0in" fo:margin-bottom="0in" style:contextual-spacing="false" fo:padding="0.0193in" fo:border="0.06pt solid #d9d9e3"/>
    </style:style>
    <style:style style:name="P8" style:family="paragraph" style:parent-style-name="Text_20_body" style:list-style-name="L6">
      <style:paragraph-properties fo:padding="0.0193in" fo:border="0.06pt solid #d9d9e3"/>
    </style:style>
    <style:style style:name="P9" style:family="paragraph" style:parent-style-name="Text_20_body" style:list-style-name="L7">
      <style:paragraph-properties fo:margin-top="0in" fo:margin-bottom="0in" style:contextual-spacing="false" fo:padding="0.0193in" fo:border="0.06pt solid #d9d9e3"/>
    </style:style>
    <style:style style:name="P10" style:family="paragraph" style:parent-style-name="Text_20_body" style:list-style-name="L7">
      <style:paragraph-properties fo:padding="0.0193in" fo:border="0.06pt solid #d9d9e3"/>
    </style:style>
    <style:style style:name="P11" style:family="paragraph" style:parent-style-name="Text_20_body" style:list-style-name="L8">
      <style:paragraph-properties fo:margin-top="0in" fo:margin-bottom="0in" style:contextual-spacing="false" fo:padding="0.0193in" fo:border="0.06pt solid #d9d9e3"/>
    </style:style>
    <style:style style:name="P12" style:family="paragraph" style:parent-style-name="Text_20_body" style:list-style-name="L8">
      <style:paragraph-properties fo:padding="0.0193in" fo:border="0.06pt solid #d9d9e3"/>
    </style:style>
    <style:style style:name="P13" style:family="paragraph" style:parent-style-name="Text_20_body" style:list-style-name="L9">
      <style:paragraph-properties fo:margin-top="0in" fo:margin-bottom="0in" style:contextual-spacing="false" fo:padding="0.0193in" fo:border="0.06pt solid #d9d9e3"/>
    </style:style>
    <style:style style:name="P14" style:family="paragraph" style:parent-style-name="Text_20_body" style:list-style-name="L9">
      <style:paragraph-properties fo:padding="0.0193in" fo:border="0.06pt solid #d9d9e3"/>
    </style:style>
    <style:style style:name="P15" style:family="paragraph" style:parent-style-name="Text_20_body">
      <style:paragraph-properties fo:text-align="center" style:justify-single-word="false" fo:padding="0.0193in" fo:border="0.06pt solid #d9d9e3"/>
      <style:text-properties officeooo:paragraph-rsid="001eb210"/>
    </style:style>
    <style:style style:name="P16" style:family="paragraph" style:parent-style-name="Text_20_body">
      <style:paragraph-properties fo:text-align="center" style:justify-single-word="false" fo:padding="0.0193in" fo:border="0.06pt solid #d9d9e3"/>
    </style:style>
    <style:style style:name="T1" style:family="text">
      <style:text-properties loext:padding="0.0193in" loext: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Strong_20_Emphasis"><text:span text:style-name="T1">Introduction</text:span></text:span></text:p>
      <text:p text:style-name="P1"><text:span text:style-name="Strong_20_Emphasis"><text:span text:style-name="T1">Abstract:</text:span></text:span> Project eVote aims to reshape the landscape of democratic processes worldwide by introducing a revolutionary decentralized voting system built on the XRP Ledger. This white paper outlines the vision, technical framework, benefits, and challenges of implementing such a system. By harnessing the power of blockchain technology, Project eVote seeks to establish a transparent, secure, and tamper-resistant voting mechanism that can eventually replace existing voting systems, fostering trust and inclusivity in elections.</text:p>
      <text:p text:style-name="P1"><text:span text:style-name="Strong_20_Emphasis"><text:span text:style-name="T1">1.1 Executive Summary:</text:span></text:span> In today's rapidly evolving digital era, the traditional methods of conducting elections face challenges related to security, transparency, and efficiency. Project eVote proposes to address these issues through the adoption of XRP Ledger's decentralized consensus protocol. By leveraging the inherent strengths of the XRP blockchain, such as decentralization, security, and scalability, we envision a future where voters can cast their ballots from anywhere in the world, with confidence in the integrity of the voting process.</text:p>
      <text:p text:style-name="P1"><text:span text:style-name="Strong_20_Emphasis"><text:span text:style-name="T1">1.2 Background and Motivation:</text:span></text:span> Democratic elections serve as the cornerstone of modern societies, empowering citizens to express their preferences and shape the course of governance. However, traditional voting systems are susceptible to various vulnerabilities, ranging from voter fraud and manipulation to logistical inefficiencies. With the rise of blockchain technology, an opportunity emerges to revolutionize the electoral process, ensuring voter privacy, enhancing transparency, and streamlining the election administration.</text:p>
      <text:p text:style-name="P1"><text:span text:style-name="Strong_20_Emphasis"><text:span text:style-name="T1">1.3 Project Objectives:</text:span></text:span> The primary objectives of Project eVote include:</text:p>
      <text:list text:style-name="L1">
        <text:list-item>
          <text:p text:style-name="P2"><text:span text:style-name="Strong_20_Emphasis"><text:span text:style-name="T1">Security:</text:span></text:span> Design a robust voting system that offers unparalleled security through the utilization of XRP Ledger's consensus mechanism, safeguarding the authenticity and integrity of each vote.</text:p>
        </text:list-item>
        <text:list-item>
          <text:p text:style-name="P2"><text:span text:style-name="Strong_20_Emphasis"><text:span text:style-name="T1">Transparency:</text:span></text:span> Establish a transparent and publicly auditable platform where citizens can verify the electoral process and election outcomes, promoting trust in the democratic system.</text:p>
        </text:list-item>
        <text:list-item>
          <text:p text:style-name="P2"><text:span text:style-name="Strong_20_Emphasis"><text:span text:style-name="T1">Accessibility:</text:span></text:span> Ensure inclusivity by creating a voting system that is easily accessible to all eligible voters, irrespective of geographical location or socioeconomic status.</text:p>
        </text:list-item>
        <text:list-item>
          <text:p text:style-name="P2"><text:span text:style-name="Strong_20_Emphasis"><text:span text:style-name="T1">Scalability:</text:span></text:span> Develop a solution that can handle high transaction volumes during peak election periods, accommodating large-scale national or global voting events.</text:p>
        </text:list-item>
        <text:list-item>
          <text:p text:style-name="P2"><text:span text:style-name="Strong_20_Emphasis"><text:span text:style-name="T1">Privacy:</text:span></text:span> Implement advanced cryptographic techniques to protect voter privacy while allowing verifiability and auditability of the election results.</text:p>
        </text:list-item>
      </text:list>
      <text:p text:style-name="P1"><text:soft-page-break/><text:span text:style-name="Strong_20_Emphasis"><text:span text:style-name="T1">1.4 Scope of the White Paper:</text:span></text:span> This white paper outlines the high-level concept and goals of Project eVote. Subsequent sections will delve into the technical architecture, security measures, regulatory considerations, and usability aspects. Additionally, the paper will discuss potential challenges and propose mitigation strategies, ensuring the successful realization of this ambitious endeavor.</text:p>
      <text:p text:style-name="P16"><text:span text:style-name="Strong_20_Emphasis"><text:span text:style-name="T1">Technical Architecture</text:span></text:span></text:p>
      <text:p text:style-name="P1"><text:span text:style-name="Strong_20_Emphasis"><text:span text:style-name="T1">2.1 Overview:</text:span></text:span> At the core of Project eVote lies the integration of XRP Ledger's blockchain technology with a secure and user-friendly voting application. This section provides an overview of the technical architecture that powers the decentralized voting system.</text:p>
      <text:p text:style-name="P1"><text:span text:style-name="Strong_20_Emphasis"><text:span text:style-name="T1">2.2 XRP Ledger Integration:</text:span></text:span> The XRP Ledger, known for its robustness and efficiency, serves as the foundation for the eVote platform. By leveraging the XRP Ledger Protocol Consensus Algorithm, a decentralized network of validators is utilized to achieve consensus on the validity of transactions, ensuring immutability and trustlessness.</text:p>
      <text:p text:style-name="P1"><text:span text:style-name="Strong_20_Emphasis"><text:span text:style-name="T1">2.3 Voter Identity and Wallet Creation:</text:span></text:span> To participate in the voting process, eligible voters must create a digital identity linked to their XRP wallet. This identity creation process will incorporate stringent verification measures to prevent identity fraud and ensure the uniqueness of each voter.</text:p>
      <text:p text:style-name="P1"><text:span text:style-name="Strong_20_Emphasis"><text:span text:style-name="T1">2.4 Casting Votes:</text:span></text:span> During the voting period, registered voters can access the eVote application using their XRP wallet credentials. The voting interface will allow users to cast their votes securely and privately. To maintain voter privacy, cryptographic techniques, such as zero-knowledge proofs or ring signatures, will be employed.</text:p>
      <text:p text:style-name="P1"><text:span text:style-name="Strong_20_Emphasis"><text:span text:style-name="T1">2.5 Verifiability and Auditability:</text:span></text:span> After the voting phase concludes, the recorded votes are stored on the XRP Ledger, providing an immutable record of the election results. To ensure transparency and auditability, the eVote platform will enable public access to election data, allowing anyone to verify the accuracy of the results without compromising voter anonymity.</text:p>
      <text:p text:style-name="P1"><text:span text:style-name="Strong_20_Emphasis"><text:span text:style-name="T1">2.6 Security Measures:</text:span></text:span> The eVote platform will incorporate multiple security layers to protect against potential attacks or attempts to compromise the voting process. Measures will include encryption, multi-factor authentication, and regular security audits.</text:p>
      <text:p text:style-name="P1"><text:span text:style-name="Strong_20_Emphasis"><text:span text:style-name="T1">2.7 Scalability Considerations:</text:span></text:span> To handle a massive influx of transactions during peak election periods, Project eVote will implement scaling solutions on top of the XRP Ledger, such as layer-two protocols or sidechains, enabling the system to maintain efficiency and low transaction costs.</text:p>
      <text:p text:style-name="P1"><text:span text:style-name="Strong_20_Emphasis"><text:span text:style-name="T1">2.8 Accessibility and User Experience:</text:span></text:span> The eVote application will be designed with a user-friendly interface, ensuring ease of use for voters from diverse backgrounds and technical expertise. Accessibility features will be incorporated to accommodate voters with disabilities.</text:p>
      <text:p text:style-name="P1"><text:soft-page-break/><text:span text:style-name="Strong_20_Emphasis"><text:span text:style-name="T1">2.9 Smart Contracts for Governance:</text:span></text:span> To further enhance the decentralized nature of the voting process, smart contracts may be employed to automate aspects of election governance, such as setting election parameters, managing voter eligibility, and declaring election results.</text:p>
      <text:p text:style-name="P1"><text:span text:style-name="Strong_20_Emphasis"><text:span text:style-name="T1">2.10 Interoperability and Cross-Border Voting:</text:span></text:span> As Project eVote seeks to be a global voting solution, efforts will be made to enable cross-border voting, ensuring citizens living abroad can participate in their home country's elections.</text:p>
      <text:p text:style-name="P16"><text:span text:style-name="Strong_20_Emphasis"><text:span text:style-name="T1">Security and Privacy</text:span></text:span></text:p>
      <text:p text:style-name="P1"><text:span text:style-name="Strong_20_Emphasis"><text:span text:style-name="T1">3.1 Ensuring Election Integrity:</text:span></text:span> Security is of utmost importance in a voting system. Project eVote employs a multi-layered approach to guarantee the integrity of elections. The XRP Ledger's consensus algorithm ensures that only valid and verified transactions are recorded, preventing double-spending and ensuring tamper resistance. Additionally, cryptographic techniques safeguard the privacy of individual votes while enabling public verifiability of the overall results.</text:p>
      <text:p text:style-name="P1"><text:span text:style-name="Strong_20_Emphasis"><text:span text:style-name="T1">3.2 Voter Authentication and Identity Verification:</text:span></text:span> To maintain the integrity of the voting process, a robust voter authentication mechanism is implemented. Eligible voters must undergo a thorough identity verification process during voter registration. Biometric data, government-issued identification, or other secure means may be employed to establish the authenticity of each voter.</text:p>
      <text:p text:style-name="P1"><text:span text:style-name="Strong_20_Emphasis"><text:span text:style-name="T1">3.3 End-to-End Encryption:</text:span></text:span> The eVote platform utilizes end-to-end encryption to protect voter data during transmission. This cryptographic measure ensures that votes remain confidential and safeguarded against interception by malicious actors.</text:p>
      <text:p text:style-name="P1"><text:span text:style-name="Strong_20_Emphasis"><text:span text:style-name="T1">3.4 Immutable Voting Records:</text:span></text:span> Once votes are cast and recorded on the XRP Ledger, they become immutable, preventing any alterations or deletions. This immutability ensures the preservation of the original voting records and strengthens the overall transparency of the electoral process.</text:p>
      <text:p text:style-name="P1"><text:span text:style-name="Strong_20_Emphasis"><text:span text:style-name="T1">3.5 Anonymity and Verifiability:</text:span></text:span> Project eVote employs advanced cryptographic techniques to enable vote anonymity while maintaining verifiability. Zero-knowledge proofs or ring signatures allow voters to prove the validity of their vote without revealing their choice to others or the system.</text:p>
      <text:p text:style-name="P1"><text:span text:style-name="Strong_20_Emphasis"><text:span text:style-name="T1">3.6 Resilience against Attacks:</text:span></text:span> To safeguard against potential attacks, the eVote platform implements distributed denial-of-service (DDoS) protection, firewall configurations, and continuous monitoring to detect and respond to suspicious activities promptly.</text:p>
      <text:p text:style-name="P1"><text:span text:style-name="Strong_20_Emphasis"><text:span text:style-name="T1">3.7 Regular Security Audits:</text:span></text:span> The eVote platform undergoes regular security audits by independent third-party firms to assess vulnerabilities and ensure compliance with industry security standards. Any identified weaknesses are addressed promptly to maintain a robust and secure voting environment.</text:p>
      <text:p text:style-name="P1"><text:soft-page-break/><text:span text:style-name="Strong_20_Emphasis"><text:span text:style-name="T1">3.8 Protection against Voter Coercion:</text:span></text:span> To counteract voter coercion, Project eVote may introduce optional "blinding factors" that enable voters to produce fake but valid-looking votes. This measure aims to protect voters from coercion while maintaining the integrity of the election.</text:p>
      <text:p text:style-name="P1"><text:span text:style-name="Strong_20_Emphasis"><text:span text:style-name="T1">3.9 Data Retention and Privacy:</text:span></text:span> Strict data retention policies are implemented to ensure that voter information is stored securely and only for as long as necessary. Personal data is anonymized or pseudonymized where possible, reducing the risk of data breaches.</text:p>
      <text:p text:style-name="P1"><text:span text:style-name="Strong_20_Emphasis"><text:span text:style-name="T1">3.10 Ethical Considerations:</text:span></text:span> Project eVote acknowledges the ethical responsibility to respect user privacy and protect sensitive data. Ethical guidelines govern data usage and handling, ensuring that the voting system upholds the highest ethical standards.</text:p>
      <text:p text:style-name="P16"><text:span text:style-name="Strong_20_Emphasis"><text:span text:style-name="T1">Regulatory and Legal Compliance</text:span></text:span></text:p>
      <text:p text:style-name="P1"><text:span text:style-name="Strong_20_Emphasis"><text:span text:style-name="T1">4.1 Compliance with Electoral Laws:</text:span></text:span> Project eVote acknowledges the importance of adhering to existing electoral laws and regulations in each jurisdiction where it operates. The platform will undergo comprehensive legal analysis and consultation with experts to ensure full compliance with applicable laws, including data protection, privacy, and election-related legislation.</text:p>
      <text:p text:style-name="P1"><text:span text:style-name="Strong_20_Emphasis"><text:span text:style-name="T1">4.2 Jurisdictional Considerations:</text:span></text:span> As a global voting system, Project eVote must navigate the complexities of different legal frameworks and electoral practices across various countries. Tailored solutions may be developed to accommodate regional requirements and ensure seamless integration within each jurisdiction.</text:p>
      <text:p text:style-name="P1"><text:span text:style-name="Strong_20_Emphasis"><text:span text:style-name="T1">4.3 Election Verification and Auditing:</text:span></text:span> Transparency in election processes is vital for public trust. Project eVote will explore partnerships with independent auditing organizations to conduct regular audits and verifications of the platform's security, accuracy, and adherence to election regulations.</text:p>
      <text:p text:style-name="P1"><text:span text:style-name="Strong_20_Emphasis"><text:span text:style-name="T1">4.4 Voter Eligibility Verification:</text:span></text:span> Ensuring that only eligible voters can participate in elections is a critical aspect of the voting process. The eVote platform will employ rigorous verification measures to confirm voter eligibility, which may include age, citizenship, and other relevant criteria.</text:p>
      <text:p text:style-name="P1"><text:span text:style-name="Strong_20_Emphasis"><text:span text:style-name="T1">4.5 Accessibility Compliance:</text:span></text:span> Project eVote is committed to accessibility and inclusivity. The platform will comply with accessibility standards, such as the Web Content Accessibility Guidelines (WCAG), to ensure that all eligible voters can participate in the democratic process.</text:p>
      <text:p text:style-name="P1"><text:span text:style-name="Strong_20_Emphasis"><text:span text:style-name="T1">4.6 Data Protection and GDPR Compliance:</text:span></text:span> Protecting voter data is paramount. Project eVote will implement stringent data protection measures and comply with the General Data Protection Regulation (GDPR) or equivalent regulations in various jurisdictions to safeguard voter information.</text:p>
      <text:p text:style-name="P1"><text:soft-page-break/><text:span text:style-name="Strong_20_Emphasis"><text:span text:style-name="T1">4.7 Anti-Tampering and Election Safeguards:</text:span></text:span> Measures will be in place to detect and prevent attempts to tamper with the voting system. Blockchain technology's inherent immutability and transparency serve as strong safeguards against such activities.</text:p>
      <text:p text:style-name="P1"><text:span text:style-name="Strong_20_Emphasis"><text:span text:style-name="T1">4.8 International Collaboration:</text:span></text:span> Project eVote will actively seek collaboration with international bodies, electoral commissions, and relevant organizations to gain insights, foster best practices, and promote the adoption of decentralized voting technologies on a global scale.</text:p>
      <text:p text:style-name="P1"><text:span text:style-name="Strong_20_Emphasis"><text:span text:style-name="T1">4.9 Public Trust and Education:</text:span></text:span> Building public trust in the eVote platform is vital for its success. An educational campaign will be conducted to inform citizens, policymakers, and stakeholders about the benefits, security features, and reliability of the decentralized voting system.</text:p>
      <text:p text:style-name="P1"><text:span text:style-name="Strong_20_Emphasis"><text:span text:style-name="T1">4.10 Legislative Advocacy:</text:span></text:span> In collaboration with experts and organizations, Project eVote will engage in legislative advocacy efforts to promote the adoption of blockchain-based voting technologies, fostering a conducive environment for the platform's acceptance.</text:p>
      <text:p text:style-name="P16"><text:span text:style-name="Strong_20_Emphasis"><text:span text:style-name="T1">Usability and Inclusivity</text:span></text:span></text:p>
      <text:p text:style-name="P1"><text:span text:style-name="Strong_20_Emphasis"><text:span text:style-name="T1">5.1 User-Centric Design:</text:span></text:span> Usability is a critical factor in the success of Project eVote. The platform will be designed with a user-centric approach, ensuring that the voting interface is intuitive, accessible, and easy to navigate for voters of all ages and technological backgrounds.</text:p>
      <text:p text:style-name="P1"><text:span text:style-name="Strong_20_Emphasis"><text:span text:style-name="T1">5.2 Multi-Lingual Support:</text:span></text:span> To accommodate a diverse global audience, the eVote platform will provide multi-lingual support, enabling users to interact with the application in their preferred language.</text:p>
      <text:p text:style-name="P1"><text:span text:style-name="Strong_20_Emphasis"><text:span text:style-name="T1">5.3 Mobile Compatibility:</text:span></text:span> Recognizing the widespread use of mobile devices, Project eVote will prioritize mobile compatibility, allowing voters to cast their ballots securely using smartphones and tablets.</text:p>
      <text:p text:style-name="P1"><text:span text:style-name="Strong_20_Emphasis"><text:span text:style-name="T1">5.4 Voter Education and Training:</text:span></text:span> Educating voters on how to use the eVote platform is essential. Project eVote will conduct voter education campaigns and provide training materials to ensure voters understand the voting process and can participate confidently.</text:p>
      <text:p text:style-name="P1"><text:span text:style-name="Strong_20_Emphasis"><text:span text:style-name="T1">5.5 Support for Voters with Disabilities:</text:span></text:span> The eVote platform will be designed with accessibility features that cater to voters with disabilities, such as screen readers, voice commands, and other assistive technologies, promoting inclusivity.</text:p>
      <text:p text:style-name="P1"><text:span text:style-name="Strong_20_Emphasis"><text:span text:style-name="T1">5.6 Offline Voting Options:</text:span></text:span> To address potential internet connectivity issues, the eVote platform may incorporate offline voting options that allow voters to cast their ballots securely and later synchronize with the blockchain.</text:p>
      <text:p text:style-name="P1"><text:soft-page-break/><text:span text:style-name="Strong_20_Emphasis"><text:span text:style-name="T1">5.7 Mock Elections and Testing:</text:span></text:span> Prior to official elections, Project eVote will conduct mock elections and extensive testing to identify and resolve any usability issues, ensuring a seamless voting experience for citizens.</text:p>
      <text:p text:style-name="P1"><text:span text:style-name="Strong_20_Emphasis"><text:span text:style-name="T1">5.8 Feedback Mechanisms:</text:span></text:span> Voter feedback will be actively encouraged, and mechanisms will be in place to receive suggestions and address any concerns or issues raised by users.</text:p>
      <text:p text:style-name="P1"><text:span text:style-name="Strong_20_Emphasis"><text:span text:style-name="T1">5.9 Collaboration with Election Officials:</text:span></text:span> Project eVote will collaborate with election officials and relevant authorities to ensure that the platform aligns with existing electoral processes and enhances the efficiency of election administration.</text:p>
      <text:p text:style-name="P1"><text:span text:style-name="Strong_20_Emphasis"><text:span text:style-name="T1">5.10 User Support and Helpdesk:</text:span></text:span> A dedicated user support and helpdesk system will be established to assist voters with any technical or voting-related queries during the election period.</text:p>
      <text:p text:style-name="P16"><text:span text:style-name="Strong_20_Emphasis"><text:span text:style-name="T1">Adoption Strategy and Challenges</text:span></text:span></text:p>
      <text:p text:style-name="P1"><text:span text:style-name="Strong_20_Emphasis"><text:span text:style-name="T1">6.1 Adoption Strategy:</text:span></text:span> Achieving widespread adoption of Project eVote requires a strategic approach. The following strategies will be employed to encourage adoption:</text:p>
      <text:list text:style-name="L2">
        <text:list-item>
          <text:p text:style-name="P3"><text:span text:style-name="Strong_20_Emphasis"><text:span text:style-name="T1">Pilot Programs:</text:span></text:span> Conducting pilot programs with select regions or organizations to demonstrate the benefits and feasibility of the decentralized voting system.</text:p>
        </text:list-item>
        <text:list-item>
          <text:p text:style-name="P3"><text:span text:style-name="Strong_20_Emphasis"><text:span text:style-name="T1">Collaboration with Governments:</text:span></text:span> Engaging in partnerships with national and local governments to integrate the eVote platform into official electoral processes.</text:p>
        </text:list-item>
        <text:list-item>
          <text:p text:style-name="P3"><text:span text:style-name="Strong_20_Emphasis"><text:span text:style-name="T1">Public Awareness Campaigns:</text:span></text:span> Launching extensive public awareness campaigns to inform citizens about the advantages of the new voting system.</text:p>
        </text:list-item>
        <text:list-item>
          <text:p text:style-name="P3"><text:span text:style-name="Strong_20_Emphasis"><text:span text:style-name="T1">Academic and Expert Endorsements:</text:span></text:span> Garnering support from academics, experts, and influential figures in the fields of blockchain technology and democracy.</text:p>
        </text:list-item>
      </text:list>
      <text:p text:style-name="P1"><text:span text:style-name="Strong_20_Emphasis"><text:span text:style-name="T1">6.2 Technical Challenges:</text:span></text:span> Addressing technical challenges is crucial for the successful implementation of Project eVote:</text:p>
      <text:list text:style-name="L3">
        <text:list-item>
          <text:p text:style-name="P4"><text:span text:style-name="Strong_20_Emphasis"><text:span text:style-name="T1">Scalability:</text:span></text:span> Ensuring that the platform can handle a large number of concurrent voters during peak election periods without compromising performance.</text:p>
        </text:list-item>
        <text:list-item>
          <text:p text:style-name="P4"><text:span text:style-name="Strong_20_Emphasis"><text:span text:style-name="T1">Transaction Fees:</text:span></text:span> Devising a sustainable funding model to cover transaction fees without imposing financial burdens on voters.</text:p>
        </text:list-item>
        <text:list-item>
          <text:p text:style-name="P4"><text:span text:style-name="Strong_20_Emphasis"><text:span text:style-name="T1">Network Stability:</text:span></text:span> Ensuring the stability and reliability of the XRP Ledger during critical voting periods.</text:p>
        </text:list-item>
      </text:list>
      <text:p text:style-name="P1"><text:soft-page-break/><text:span text:style-name="Strong_20_Emphasis"><text:span text:style-name="T1">6.3 Regulatory Challenges:</text:span></text:span> Navigating regulatory landscapes poses several challenges:</text:p>
      <text:list text:style-name="L4">
        <text:list-item>
          <text:p text:style-name="P5"><text:span text:style-name="Strong_20_Emphasis"><text:span text:style-name="T1">Compliance:</text:span></text:span> Complying with varying electoral laws and data protection regulations in different jurisdictions.</text:p>
        </text:list-item>
        <text:list-item>
          <text:p text:style-name="P5"><text:span text:style-name="Strong_20_Emphasis"><text:span text:style-name="T1">Interoperability:</text:span></text:span> Overcoming legal barriers to enable cross-border voting while respecting sovereignty and jurisdictional boundaries.</text:p>
        </text:list-item>
        <text:list-item>
          <text:p text:style-name="P5"><text:span text:style-name="Strong_20_Emphasis"><text:span text:style-name="T1">Trust and Acceptance:</text:span></text:span> Garnering trust and acceptance from governments, election authorities, and citizens accustomed to traditional voting systems.</text:p>
        </text:list-item>
      </text:list>
      <text:p text:style-name="P1"><text:span text:style-name="Strong_20_Emphasis"><text:span text:style-name="T1">6.4 Security Concerns:</text:span></text:span> Despite robust security measures, potential security concerns may arise:</text:p>
      <text:list text:style-name="L5">
        <text:list-item>
          <text:p text:style-name="P6"><text:span text:style-name="Strong_20_Emphasis"><text:span text:style-name="T1">Cyberattacks:</text:span></text:span> Guarding against cyber threats, hacking attempts, and potential vulnerabilities in the platform.</text:p>
        </text:list-item>
        <text:list-item>
          <text:p text:style-name="P6"><text:span text:style-name="Strong_20_Emphasis"><text:span text:style-name="T1">Coercion and Voter Fraud:</text:span></text:span> Implementing additional measures to counteract voter coercion and fraud.</text:p>
        </text:list-item>
      </text:list>
      <text:p text:style-name="P1"><text:span text:style-name="Strong_20_Emphasis"><text:span text:style-name="T1">6.5 Financial Considerations:</text:span></text:span> Sustainable funding for the development, maintenance, and promotion of Project eVote will be essential for its long-term viability.</text:p>
      <text:p text:style-name="P1"><text:span text:style-name="Strong_20_Emphasis"><text:span text:style-name="T1">6.6 Societal Perception:</text:span></text:span> Managing public perception of blockchain-based voting systems, addressing misinformation, and building confidence in the new technology.</text:p>
      <text:p text:style-name="P1"><text:span text:style-name="Strong_20_Emphasis"><text:span text:style-name="T1">6.7 Ethical Considerations:</text:span></text:span> Remaining vigilant about potential ethical dilemmas related to voter data, privacy, and election transparency.</text:p>
      <text:p text:style-name="P1"><text:span text:style-name="Strong_20_Emphasis"><text:span text:style-name="T1">6.8 Continuous Improvement:</text:span></text:span> Committing to continuous improvement through regular updates, security audits, and feedback from stakeholders.</text:p>
      <text:p text:style-name="P16"><text:span text:style-name="Strong_20_Emphasis"><text:span text:style-name="T1">Roadmap and Timeline</text:span></text:span></text:p>
      <text:p text:style-name="P1"><text:span text:style-name="Strong_20_Emphasis"><text:span text:style-name="T1">7.1 Short-Term Goals (0-12 Months):</text:span></text:span></text:p>
      <text:list text:style-name="L6">
        <text:list-item>
          <text:p text:style-name="P7">Conduct initial research and feasibility studies to refine the technical and architectural requirements of the eVote platform.</text:p>
        </text:list-item>
        <text:list-item>
          <text:p text:style-name="P7">Assemble a diverse team of experts in blockchain, cybersecurity, voting systems, and legal compliance to work on the project.</text:p>
        </text:list-item>
        <text:list-item>
          <text:p text:style-name="P7">Develop a prototype of the eVote application and conduct internal testing to identify and address potential issues.</text:p>
        </text:list-item>
        <text:list-item>
          <text:p text:style-name="P8">Engage in discussions with electoral authorities and potential pilot regions for early-stage trials.</text:p>
        </text:list-item>
      </text:list>
      <text:p text:style-name="P1"><text:soft-page-break/><text:span text:style-name="Strong_20_Emphasis"><text:span text:style-name="T1">7.2 Medium-Term Goals (12-24 Months):</text:span></text:span></text:p>
      <text:list text:style-name="L7">
        <text:list-item>
          <text:p text:style-name="P9">Launch pilot programs in selected regions to evaluate the performance, usability, and security of the eVote platform in real-world scenarios.</text:p>
        </text:list-item>
        <text:list-item>
          <text:p text:style-name="P9">Collaborate with governments and electoral commissions to integrate the eVote platform into official election processes in pilot regions.</text:p>
        </text:list-item>
        <text:list-item>
          <text:p text:style-name="P9">Gather feedback from pilot programs to implement necessary improvements and optimize the platform's performance.</text:p>
        </text:list-item>
        <text:list-item>
          <text:p text:style-name="P10">Expand public awareness campaigns to promote the benefits of blockchain-based voting systems.</text:p>
        </text:list-item>
      </text:list>
      <text:p text:style-name="P1"><text:span text:style-name="Strong_20_Emphasis"><text:span text:style-name="T1">7.3 Long-Term Goals (24+ Months):</text:span></text:span></text:p>
      <text:list text:style-name="L8">
        <text:list-item>
          <text:p text:style-name="P11">Based on the insights gained from pilot programs, launch Project eVote on a larger scale in multiple countries and regions.</text:p>
        </text:list-item>
        <text:list-item>
          <text:p text:style-name="P11">Continue collaboration with international organizations and election authorities to encourage global adoption.</text:p>
        </text:list-item>
        <text:list-item>
          <text:p text:style-name="P11">Focus on enhancing scalability, security, and accessibility to accommodate a growing number of users and elections.</text:p>
        </text:list-item>
        <text:list-item>
          <text:p text:style-name="P12">Explore the potential for cross-border voting, enabling citizens to vote in their home country's elections while residing abroad.</text:p>
        </text:list-item>
      </text:list>
      <text:p text:style-name="P1"><text:span text:style-name="Strong_20_Emphasis"><text:span text:style-name="T1">7.4 Ongoing Maintenance and Development:</text:span></text:span></text:p>
      <text:list text:style-name="L9">
        <text:list-item>
          <text:p text:style-name="P13">Establish a dedicated team for ongoing maintenance, security updates, and technical support for the eVote platform.</text:p>
        </text:list-item>
        <text:list-item>
          <text:p text:style-name="P13">Regularly conduct security audits and penetration tests to ensure the platform's resilience against emerging threats.</text:p>
        </text:list-item>
        <text:list-item>
          <text:p text:style-name="P13">Continuously engage with users, stakeholders, and experts to incorporate feedback and implement improvements.</text:p>
        </text:list-item>
        <text:list-item>
          <text:p text:style-name="P14">Stay at the forefront of advancements in blockchain technology and voting systems to evolve and adapt the platform as needed.</text:p>
        </text:list-item>
      </text:list>
      <text:p text:style-name="P1"><text:span text:style-name="Strong_20_Emphasis"><text:span text:style-name="T1">7.5 Conclusion:</text:span></text:span></text:p>
      <text:p text:style-name="P1">Project eVote represents a bold and innovative step towards transforming the electoral landscape on a global scale. By harnessing the decentralized and secure features of the XRP Ledger, the platform aims to restore public trust in the democratic process, enhance transparency, and foster inclusivity in elections. Through strategic partnerships, compliance with regulatory frameworks, and a user-centric approach, Project eVote strives to become a fundamental pillar of 21st-century democracy.</text:p>
      <text:p text:style-name="P16"><text:soft-page-break/><text:span text:style-name="Strong_20_Emphasis"><text:span text:style-name="T1">Conclusion</text:span></text:span></text:p>
      <text:p text:style-name="P1"><text:span text:style-name="Strong_20_Emphasis"><text:span text:style-name="T1">8.1 A Vision for the Future:</text:span></text:span> Project eVote envisions a world where democratic processes are reimagined through the power of blockchain technology. By leveraging the decentralized, transparent, and secure nature of the XRP Ledger, the eVote platform aims to overcome the limitations of traditional voting systems and pave the way for a more inclusive, trustworthy, and efficient electoral process.</text:p>
      <text:p text:style-name="P1"><text:span text:style-name="Strong_20_Emphasis"><text:span text:style-name="T1">8.2 Advancing Democracy with Technology:</text:span></text:span> The successful implementation of Project eVote relies on collaborative efforts from governments, election authorities, technology experts, and citizens. By embracing this cutting-edge decentralized voting system, nations can reinforce democratic values and bolster public confidence in the legitimacy of electoral outcomes.</text:p>
      <text:p text:style-name="P1"><text:span text:style-name="Strong_20_Emphasis"><text:span text:style-name="T1">8.3 Empowering Global Citizenship:</text:span></text:span> Project eVote aspires to empower citizens worldwide by enabling them to participate in elections regardless of geographical boundaries. Through secure and private digital voting, citizens living abroad can exercise their democratic rights and contribute to the governance of their home countries.</text:p>
      <text:p text:style-name="P1"><text:span text:style-name="Strong_20_Emphasis"><text:span text:style-name="T1">8.4 Navigating Challenges Together:</text:span></text:span> While ambitious, Project eVote acknowledges the challenges ahead. From technical complexities to regulatory compliance and societal acceptance, addressing these hurdles requires determination, adaptability, and collaboration. By fostering a culture of continuous improvement and learning, Project eVote aims to overcome obstacles and achieve its vision.</text:p>
      <text:p text:style-name="P1"><text:span text:style-name="Strong_20_Emphasis"><text:span text:style-name="T1">8.5 Joining the Revolution:</text:span></text:span> As we embark on this transformative journey towards a global decentralized voting system, we invite governments, election authorities, blockchain enthusiasts, and citizens alike to join us in shaping the future of democracy. Together, we can lay the foundation for an era of secure, transparent, and inclusive elections, reaffirming the core principles of democratic governance.</text:p>
      <text:p text:style-name="P1"><text:span text:style-name="Strong_20_Emphasis"><text:span text:style-name="T1">8.6 Disclaimer:</text:span></text:span> This white paper provides an overview of the concept and objectives of Project eVote. It is purely speculative and does not constitute a legally binding agreement or offer. The successful realization of the project depends on numerous factors, including technical feasibility, regulatory compliance, and the willingness of relevant stakeholders to collaborat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fo:padding="0.0193in" fo:border="0.06pt solid #d9d9e3"/>
      <style:text-properties officeooo:paragraph-rsid="001eb210"/>
    </style:style>
    <style:style style:name="MT1" style:family="text">
      <style:text-properties loext:padding="0.0193in" loext:border="0.06pt solid #d9d9e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Strong_20_Emphasis"><text:span text:style-name="MT1">Project eVote</text:span></text:span></text:p>
        <text:p text:style-name="MP1"><text:span text:style-name="Strong_20_Emphasis"><text:span text:style-name="MT1">Revolutionizing Global Democracy with Decentralized Voting on the XRP Ledger</text:span></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9T02:22:26.920000000</meta:creation-date>
    <dc:date>2023-07-29T03:17:22.115000000</dc:date>
    <meta:editing-duration>PT8M57S</meta:editing-duration>
    <meta:editing-cycles>2</meta:editing-cycles>
    <meta:generator>LibreOffice/7.5.1.2$Windows_X86_64 LibreOffice_project/fcbaee479e84c6cd81291587d2ee68cba099e129</meta:generator>
    <meta:document-statistic meta:table-count="0" meta:image-count="0" meta:object-count="0" meta:page-count="9" meta:paragraph-count="108" meta:word-count="2980" meta:character-count="21853" meta:non-whitespace-character-count="19014"/>
  </office:meta>
</office:document-meta>
</file>